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f8d" officeooo:paragraph-rsid="00195f8d"/>
    </style:style>
    <style:style style:name="P2" style:family="paragraph" style:parent-style-name="Standard">
      <style:text-properties officeooo:rsid="0019aca5" officeooo:paragraph-rsid="0019aca5"/>
    </style:style>
    <style:style style:name="P3" style:family="paragraph" style:parent-style-name="Standard">
      <style:text-properties officeooo:rsid="001a2fdf" officeooo:paragraph-rsid="001a2fdf"/>
    </style:style>
    <style:style style:name="P4" style:family="paragraph" style:parent-style-name="Standard">
      <style:text-properties officeooo:rsid="001d5501" officeooo:paragraph-rsid="001d5501"/>
    </style:style>
    <style:style style:name="P5" style:family="paragraph" style:parent-style-name="Standard">
      <style:text-properties officeooo:rsid="001f2935" officeooo:paragraph-rsid="001f2935"/>
    </style:style>
    <style:style style:name="T1" style:family="text">
      <style:text-properties officeooo:rsid="001b4260"/>
    </style:style>
    <style:style style:name="T2" style:family="text">
      <style:text-properties officeooo:rsid="001d3192"/>
    </style:style>
    <style:style style:name="T3" style:family="text">
      <style:text-properties officeooo:rsid="002298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75 Collar Testing</text:p>
      <text:p text:style-name="P1"/>
      <text:p text:style-name="P2">tsample = 448us (2.232khz)</text:p>
      <text:p text:style-name="P3">1Hz, delay = <text:span text:style-name="T1">10.3 samples</text:span></text:p>
      <text:p text:style-name="P1">5Hz, delay = 1<text:span text:style-name="T2">0</text:span>.4 samples</text:p>
      <text:p text:style-name="P3">9Hz, delay = 10.3 samples</text:p>
      <text:p text:style-name="P5">50Hz, delay = <text:span text:style-name="T3">( 5635.59samp – 5626.79) = 10.8 samples</text:span></text:p>
      <text:p text:style-name="P4">100Hz, delay =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09:51:14.321735163</meta:creation-date>
    <dc:date>2021-03-24T10:33:52.648626086</dc:date>
    <meta:editing-duration>PT18M48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4" meta:character-count="187" meta:non-whitespace-character-count="158"/>
  </office:meta>
</office:document-meta>
</file>